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ff3333" style:text-underline-style="solid" style:text-underline-width="auto" style:text-underline-color="font-color" officeooo:rsid="000e8529" officeooo:paragraph-rsid="000e8529"/>
    </style:style>
    <style:style style:name="P2" style:family="paragraph" style:parent-style-name="Text_20_body">
      <style:text-properties style:use-window-font-color="true" style:text-underline-style="none" officeooo:rsid="000e8529" officeooo:paragraph-rsid="000e8529"/>
    </style:style>
    <style:style style:name="P3" style:family="paragraph" style:parent-style-name="Text_20_body" style:list-style-name="L2">
      <style:text-properties style:use-window-font-color="true" style:text-underline-style="none" officeooo:rsid="000e8529" officeooo:paragraph-rsid="000e8529"/>
    </style:style>
    <style:style style:name="P4" style:family="paragraph" style:parent-style-name="Text_20_body">
      <style:text-properties style:use-window-font-color="true" style:text-underline-style="none" officeooo:rsid="00107a73" officeooo:paragraph-rsid="00107a73"/>
    </style:style>
    <style:style style:name="P5" style:family="paragraph" style:parent-style-name="Text_20_body" style:list-style-name="L3">
      <style:text-properties style:use-window-font-color="true" style:text-underline-style="none" officeooo:rsid="00107a73" officeooo:paragraph-rsid="00107a73"/>
    </style:style>
    <style:style style:name="P6" style:family="paragraph" style:parent-style-name="Standard">
      <style:text-properties officeooo:rsid="000d1a87" officeooo:paragraph-rsid="000d1a87"/>
    </style:style>
    <style:style style:name="P7" style:family="paragraph" style:parent-style-name="Standard" style:list-style-name="L1">
      <style:text-properties officeooo:rsid="000d1a87" officeooo:paragraph-rsid="000d1a87"/>
    </style:style>
    <style:style style:name="P8" style:family="paragraph" style:parent-style-name="Title">
      <style:text-properties fo:color="#ff3333" style:text-underline-style="solid" style:text-underline-width="auto" style:text-underline-color="font-color" officeooo:rsid="000e8529" officeooo:paragraph-rsid="000e8529"/>
    </style:style>
    <style:style style:name="P9" style:family="paragraph" style:parent-style-name="Table_20_Contents">
      <style:text-properties officeooo:rsid="0010ffeb" officeooo:paragraph-rsid="0010ffeb"/>
    </style:style>
    <style:style style:name="P10" style:family="paragraph" style:parent-style-name="Table_20_Contents">
      <style:text-properties fo:font-weight="bold" officeooo:rsid="0010ffeb" officeooo:paragraph-rsid="0010ffeb" style:font-weight-asian="bold" style:font-weight-complex="bold"/>
    </style:style>
    <style:style style:name="T1" style:family="text">
      <style:text-properties officeooo:rsid="00107a73"/>
    </style:style>
    <style:style style:name="T2" style:family="text">
      <style:text-properties fo:color="#ff3333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e dont on aura besoin :</text:p>
      <text:list xml:id="list4105659112584802460" text:style-name="L1">
        <text:list-item>
          <text:p text:style-name="P7">Badges de reconnaissance avec puce RFID</text:p>
        </text:list-item>
        <text:list-item>
          <text:p text:style-name="P7">Alarmes</text:p>
        </text:list-item>
        <text:list-item>
          <text:p text:style-name="P7">Barbelé</text:p>
        </text:list-item>
        <text:list-item>
          <text:p text:style-name="P7">Tour de contrôle</text:p>
        </text:list-item>
        <text:list-item>
          <text:p text:style-name="P7">Afficheurs LCD, télé ?</text:p>
        </text:list-item>
        <text:list-item>
          <text:p text:style-name="P7">Caméra de sécurité</text:p>
        </text:list-item>
      </text:list>
      <text:p text:style-name="P6"/>
      <text:p text:style-name="P8">Dictionnaire de données</text:p>
      <text:p text:style-name="P1"/>
      <text:p text:style-name="P2">Site Intranet avec base de données SQL :</text:p>
      <text:list xml:id="list7866422752515635318" text:style-name="L2">
        <text:list-item>
          <text:p text:style-name="P3">Images de vidéosurveillance</text:p>
        </text:list-item>
        <text:list-item>
          <text:p text:style-name="P3">Nombre de personnes, véhicules et materiel présent sur le site </text:p>
        </text:list-item>
        <text:list-item>
          <text:p text:style-name="P3"><text:span text:style-name="T1">Diffuser m</text:span>essages des afficheurs LCD</text:p>
        </text:list-item>
        <text:list-item>
          <text:p text:style-name="P3">Visualiser la qualité de l'air dans le tunnel (Bonne ou mauvaise)</text:p>
        </text:list-item>
        <text:list-item>
          <text:p text:style-name="P3">Nombre de personnes dans le tunnel</text:p>
        </text:list-item>
        <text:list-item>
          <text:p text:style-name="P3">Historique répertoriant toutes les données précédentes</text:p>
        </text:list-item>
      </text:list>
      <text:p text:style-name="P2"/>
      <text:p text:style-name="P2"/>
      <text:p text:style-name="P2"/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0">Code</text:p>
          </table:table-cell>
          <table:table-cell table:style-name="Tableau1.B1" office:value-type="string">
            <text:p text:style-name="P10">Signification</text:p>
          </table:table-cell>
        </table:table-row>
        <table:table-row>
          <table:table-cell table:style-name="Tableau1.A2" office:value-type="string">
            <text:p text:style-name="P9">imgVideoSurveillance</text:p>
          </table:table-cell>
          <table:table-cell table:style-name="Tableau1.B2" office:value-type="string">
            <text:p text:style-name="P9">Images de vidéosurveillance</text:p>
          </table:table-cell>
        </table:table-row>
        <table:table-row>
          <table:table-cell table:style-name="Tableau1.A2" office:value-type="string">
            <text:p text:style-name="P9">nbPersonnes</text:p>
          </table:table-cell>
          <table:table-cell table:style-name="Tableau1.B2" office:value-type="string">
            <text:p text:style-name="P9">Nombre de personnes sur le site</text:p>
          </table:table-cell>
        </table:table-row>
        <table:table-row>
          <table:table-cell table:style-name="Tableau1.A2" office:value-type="string">
            <text:p text:style-name="P9">nbVehicules</text:p>
          </table:table-cell>
          <table:table-cell table:style-name="Tableau1.B2" office:value-type="string">
            <text:p text:style-name="P9">Nombre de véhicules sur le site</text:p>
          </table:table-cell>
        </table:table-row>
        <table:table-row>
          <table:table-cell table:style-name="Tableau1.A2" office:value-type="string">
            <text:p text:style-name="P9">nbMateriels</text:p>
          </table:table-cell>
          <table:table-cell table:style-name="Tableau1.B2" office:value-type="string">
            <text:p text:style-name="P9">Nombre de matériels sur le site</text:p>
          </table:table-cell>
        </table:table-row>
        <table:table-row>
          <table:table-cell table:style-name="Tableau1.A2" office:value-type="string">
            <text:p text:style-name="P9">msgLCD</text:p>
          </table:table-cell>
          <table:table-cell table:style-name="Tableau1.B2" office:value-type="string">
            <text:p text:style-name="P9">Messages sur afficheurs LCD</text:p>
          </table:table-cell>
        </table:table-row>
        <table:table-row>
          <table:table-cell table:style-name="Tableau1.A2" office:value-type="string">
            <text:p text:style-name="P9">qltAir</text:p>
          </table:table-cell>
          <table:table-cell table:style-name="Tableau1.B2" office:value-type="string">
            <text:p text:style-name="P9">Qualité de l'air dans le tunnel</text:p>
          </table:table-cell>
        </table:table-row>
        <table:table-row>
          <table:table-cell table:style-name="Tableau1.A2" office:value-type="string">
            <text:p text:style-name="P9">nbPersonnesTunnel</text:p>
          </table:table-cell>
          <table:table-cell table:style-name="Tableau1.B2" office:value-type="string">
            <text:p text:style-name="P9">Nombre de personnes dans le tunnel</text:p>
          </table:table-cell>
        </table:table-row>
      </table:table>
      <text:p text:style-name="P2"/>
      <text:p text:style-name="P2"/>
      <text:p text:style-name="P2"/>
      <text:p text:style-name="P2"/>
      <text:p text:style-name="Title"><text:soft-page-break/><text:span text:style-name="T2">Contraintes</text:span> :</text:p>
      <text:list xml:id="list6619554358785214252" text:style-name="L3">
        <text:list-item>
          <text:p text:style-name="P5">PC sous windows</text:p>
        </text:list-item>
        <text:list-item>
          <text:p text:style-name="P5">Apache+PHP</text:p>
        </text:list-item>
        <text:list-item>
          <text:p text:style-name="P5">Serveur Wamp avec MySQL</text:p>
        </text:list-item>
        <text:list-item>
          <text:p text:style-name="P5">Adaptateurs RS-232/ Ethernet</text:p>
        </text:list-item>
        <text:list-item>
          <text:p text:style-name="P5">Afficheurs LCD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09:25:22.792000000</meta:creation-date>
    <dc:date>2021-01-21T13:23:04.706000000</dc:date>
    <meta:editing-duration>PT1H2M13S</meta:editing-duration>
    <meta:editing-cycles>1</meta:editing-cycles>
    <meta:document-statistic meta:table-count="1" meta:image-count="0" meta:object-count="0" meta:page-count="2" meta:paragraph-count="37" meta:word-count="154" meta:character-count="906" meta:non-whitespace-character-count="805"/>
    <meta:generator>LibreOffice/5.0.5.2$Windows_x86 LibreOffice_project/55b006a02d247b5f7215fc6ea0fde844b30035b3</meta:generator>
  </office:meta>
</office:document-meta>
</file>